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e0a1" officeooo:paragraph-rsid="0006c916"/>
    </style:style>
    <style:style style:name="P2" style:family="paragraph" style:parent-style-name="Text_20_body" style:list-style-name="L1">
      <style:text-properties officeooo:rsid="0000e0a1" officeooo:paragraph-rsid="0006c916"/>
    </style:style>
    <style:style style:name="P3" style:family="paragraph" style:parent-style-name="Text_20_body" style:list-style-name="L1">
      <style:text-properties officeooo:rsid="0006c916" officeooo:paragraph-rsid="0006c916"/>
    </style:style>
    <style:style style:name="P4" style:family="paragraph" style:parent-style-name="Text_20_body">
      <style:text-properties officeooo:rsid="00088423" officeooo:paragraph-rsid="00088423"/>
    </style:style>
    <style:style style:name="P5" style:family="paragraph" style:parent-style-name="Text_20_body">
      <style:text-properties officeooo:rsid="0008b980" officeooo:paragraph-rsid="0008b980"/>
    </style:style>
    <style:style style:name="P6" style:family="paragraph" style:parent-style-name="Standard">
      <style:text-properties officeooo:rsid="0006c916" officeooo:paragraph-rsid="0006c916"/>
    </style:style>
    <style:style style:name="P7" style:family="paragraph" style:parent-style-name="Standard">
      <style:text-properties officeooo:rsid="0006c916" officeooo:paragraph-rsid="00088423"/>
    </style:style>
    <style:style style:name="P8" style:family="paragraph" style:parent-style-name="Standard">
      <style:text-properties officeooo:rsid="0000e0a1" officeooo:paragraph-rsid="0006c916"/>
    </style:style>
    <style:style style:name="P9" style:family="paragraph" style:parent-style-name="Standard" style:list-style-name="L1">
      <style:text-properties officeooo:rsid="0000e0a1" officeooo:paragraph-rsid="0006c916"/>
    </style:style>
    <style:style style:name="T1" style:family="text">
      <style:text-properties officeooo:rsid="0006c916"/>
    </style:style>
    <style:style style:name="T2" style:family="text">
      <style:text-properties officeooo:rsid="0000e0a1"/>
    </style:style>
    <style:style style:name="T3" style:family="text">
      <style:text-properties officeooo:rsid="0004d21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d21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d211" style:font-weight-asian="normal" style:font-weight-complex="normal"/>
    </style:style>
    <style:style style:name="T8" style:family="text">
      <style:text-properties fo:font-weight="normal" officeooo:rsid="0005e3d5" style:font-weight-asian="normal" style:font-weight-complex="normal"/>
    </style:style>
    <style:style style:name="T9" style:family="text">
      <style:text-properties officeooo:rsid="00088423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1.27实验总结：</text:p>
      <text:p text:style-name="P6">今天为前20条句子添加了KB，</text:p>
      <text:p text:style-name="P6"/>
      <text:p text:style-name="P6"><text:span text:style-name="T9">1. </text:span>其中有一条句子添加的KB较为复杂，因为其涉及的<text:span text:style-name="T9">KB比较多，</text:span>目前还在调试如何将这个<text:span text:style-name="T9">KB转化为z3可用的语言，</text:span>如下所示：</text:p>
      <text:p text:style-name="P6"><text:span text:style-name="T2">The large ball crashed right through the table because it was made of [steel/styrofoam]. What was made of [steel/styrofoam]? <text:line-break/>(</text:span><text:span text:style-name="T5">KB</text:span><text:span text:style-name="T7">: </text:span><text:span text:style-name="T8">If thing A crashes right through thing B, thing A is solid or thing B is fragile. Steel is solid. Styrofoam is fragile. If thing A is made of thing B and thing B is solid, thing A is solid. If thing A is made of thing B and thing B is fragile, thing A is fragile.</text:span><text:span text:style-name="T3">)</text:span></text:p>
      <text:p text:style-name="P8">Answers: The ball/the table.</text:p>
      <text:p text:style-name="P8"/>
      <text:p text:style-name="P7"><text:span text:style-name="T9">2. </text:span>其中有一条句子在添加KB时遇到难以添加KB的问题，为because和although副词添加kb比较难，<text:span text:style-name="T4">暂时没想出来</text:span>应该怎么翻译。如下所示：</text:p>
      <text:list xml:id="list1114803457192007383" text:style-name="L1">
        <text:list-header>
          <text:p text:style-name="P9"><text:span text:style-name="T1">Pe</text:span>te envies Martin [because/although] he is very successful. Who is very successful? </text:p>
          <text:p text:style-name="P3">(<text:span text:style-name="T4">KB</text:span><text:span text:style-name="T6">: If person A envies person B, person A is successful. </text:span>)</text:p>
          <text:p text:style-name="P2">Answers: Martin/Pete.</text:p>
        </text:list-header>
      </text:list>
      <text:p text:style-name="P4">3. 其他添加了较为简单的KB均可被z3求解出来。</text:p>
      <text:p text:style-name="P5">4. 因为r-net连最简单的测例都得不出正确答案，所以暂且认为它对其他测例得不出正确答案，暂时没有对其进行测试，今天主要把精力用在z3上。明天会把所有添加了KB的WSC测例交给r-net去处理以得到对比的实验结果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1:10:03.905728452</meta:creation-date>
    <dc:date>2017-11-27T21:19:14.329175380</dc:date>
    <meta:editing-duration>PT9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51" meta:character-count="880" meta:non-whitespace-character-count="772"/>
  </office:meta>
</office:document-meta>
</file>